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053C893046A40DE38E3.png" manifest:media-type="image/png"/>
  <manifest:file-entry manifest:full-path="Pictures/10000000000009C40000057E2F398939414435C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2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TITLE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line-height="115%" fo:text-align="start" fo:text-indent="-0.881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a3dbe8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81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48pt" fo:letter-spacing="normal" fo:font-style="normal" style:text-underline-style="none" fo:font-weight="normal" style:font-name-asian="Overpass" style:font-size-asian="48pt" style:font-style-asian="normal" style:font-weight-asian="normal" style:font-name-complex="Overpass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28pt" fo:letter-spacing="normal" fo:font-style="normal" style:text-underline-style="none" fo:font-weight="normal" style:font-name-asian="Overpass" style:font-size-asian="28pt" style:font-style-asian="normal" style:font-weight-asian="normal" style:font-name-complex="Overpass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a3dbe8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2">
        <draw:frame draw:name="Google Shape;130;p1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oF: Community Expectations</text:span></text:p>
          </draw:text-box>
        </draw:frame>
        <draw:frame draw:name="Google Shape;131;p19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Christian Horn &amp; Lukas Berk</text:span></text:p>
          </draw:text-box>
        </draw:frame>
        <presentation:notes draw:style-name="dp2">
          <draw:page-thumbnail draw:name="Google Shape;127;p:notes" draw:style-name="gr1" draw:layer="layout" svg:width="16.933cm" svg:height="9.524cm" svg:x="1.059cm" svg:y="1.905cm" draw:page-number="1" presentation:class="page"/>
          <draw:frame draw:name="Google Shape;128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Topics" draw:style-name="dp1" draw:master-page-name="TITLE" presentation:presentation-page-layout-name="AL1T0">
        <draw:frame draw:name="Google Shape;136;p20" presentation:style-name="pr4" draw:text-style-name="P7" draw:layer="layout" svg:width="20.807cm" svg:height="2.952cm" svg:x="2.296cm" svg:y="0cm" presentation:class="title" presentation:user-transformed="true">
          <draw:text-box>
            <text:p text:style-name="P6"><text:span text:style-name="T2">Possible Topics</text:span></text:p>
          </draw:text-box>
        </draw:frame>
        <draw:frame draw:name="Google Shape;137;p20" presentation:style-name="pr5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Google Shape;138;p20" presentation:style-name="pr6" draw:text-style-name="P11" draw:layer="layout" svg:width="10.427cm" svg:height="0.683cm" svg:x="2.296cm" svg:y="4.745cm" presentation:class="subtitle" presentation:user-transformed="true">
          <draw:text-box>
            <text:p text:style-name="P10"><text:span text:style-name="T4">PMDA Language Implementation</text:span></text:p>
          </draw:text-box>
        </draw:frame>
        <draw:frame draw:name="Google Shape;139;p20" presentation:style-name="pr7" draw:text-style-name="P12" draw:layer="layout" svg:width="10.427cm" svg:height="0.683cm" svg:x="2.296cm" svg:y="5.553cm" presentation:class="subtitle" presentation:user-transformed="true">
          <draw:text-box>
            <text:p text:style-name="P10"><text:span text:style-name="T5">Community Preferences? Python &gt; Perl?</text:span></text:p>
          </draw:text-box>
        </draw:frame>
        <draw:frame draw:name="Google Shape;140;p20" presentation:style-name="pr6" draw:text-style-name="P11" draw:layer="layout" svg:width="10.427cm" svg:height="0.683cm" svg:x="12.864cm" svg:y="4.745cm" presentation:class="subtitle" presentation:user-transformed="true">
          <draw:text-box>
            <text:p text:style-name="P10"><text:span text:style-name="T4">Mailing list? Slack? IRC? Github?</text:span></text:p>
          </draw:text-box>
        </draw:frame>
        <draw:frame draw:name="Google Shape;141;p20" presentation:style-name="pr7" draw:text-style-name="P12" draw:layer="layout" svg:width="10.427cm" svg:height="0.683cm" svg:x="12.864cm" svg:y="5.553cm" presentation:class="subtitle" presentation:user-transformed="true">
          <draw:text-box>
            <text:p text:style-name="P10"><text:span text:style-name="T5">Where should we be/monitor?</text:span></text:p>
          </draw:text-box>
        </draw:frame>
        <draw:frame draw:name="Google Shape;142;p20" presentation:style-name="pr6" draw:text-style-name="P11" draw:layer="layout" svg:width="10.427cm" svg:height="0.683cm" svg:x="2.296cm" svg:y="6.459cm" presentation:class="subtitle" presentation:user-transformed="true">
          <draw:text-box>
            <text:p text:style-name="P10"><text:span text:style-name="T4">Build Check -&gt; CI -&gt; QA</text:span></text:p>
          </draw:text-box>
        </draw:frame>
        <draw:frame draw:name="Google Shape;143;p20" presentation:style-name="pr7" draw:text-style-name="P12" draw:layer="layout" svg:width="10.427cm" svg:height="0.683cm" svg:x="2.296cm" svg:y="7.268cm" presentation:class="subtitle" presentation:user-transformed="true">
          <draw:text-box>
            <text:p text:style-name="P10"><text:span text:style-name="T5">What are your expectations for a smooth PR?</text:span></text:p>
          </draw:text-box>
        </draw:frame>
        <draw:frame draw:name="Google Shape;144;p20" presentation:style-name="pr6" draw:text-style-name="P13" draw:layer="layout" svg:width="10.427cm" svg:height="0.683cm" svg:x="12.864cm" svg:y="6.459cm" presentation:class="subtitle" presentation:user-transformed="true">
          <draw:text-box>
            <text:p text:style-name="P10"><text:span text:style-name="T6">Contributing QA with a patch</text:span></text:p>
          </draw:text-box>
        </draw:frame>
        <draw:frame draw:name="Google Shape;145;p20" presentation:style-name="pr7" draw:text-style-name="P12" draw:layer="layout" svg:width="10.427cm" svg:height="0.683cm" svg:x="12.864cm" svg:y="7.268cm" presentation:class="subtitle" presentation:user-transformed="true">
          <draw:text-box>
            <text:p text:style-name="P10"><text:span text:style-name="T5">How to best encourage(?) require(?)</text:span></text:p>
          </draw:text-box>
        </draw:frame>
        <draw:frame draw:name="Google Shape;146;p20" presentation:style-name="pr6" draw:text-style-name="P11" draw:layer="layout" svg:width="10.427cm" svg:height="0.683cm" svg:x="2.296cm" svg:y="8.174cm" presentation:class="subtitle" presentation:user-transformed="true">
          <draw:text-box>
            <text:p text:style-name="P10"><text:span text:style-name="T4">Packaging for other distributions</text:span></text:p>
          </draw:text-box>
        </draw:frame>
        <draw:frame draw:name="Google Shape;147;p20" presentation:style-name="pr8" draw:text-style-name="P14" draw:layer="layout" svg:width="10.427cm" svg:height="0.683cm" svg:x="2.296cm" svg:y="8.982cm" presentation:class="subtitle" presentation:placeholder="true" presentation:user-transformed="true">
          <draw:text-box/>
        </draw:frame>
        <draw:frame draw:name="Google Shape;148;p20" presentation:style-name="pr6" draw:text-style-name="P11" draw:layer="layout" svg:width="10.427cm" svg:height="0.683cm" svg:x="12.864cm" svg:y="8.174cm" presentation:class="subtitle" presentation:user-transformed="true">
          <draw:text-box>
            <text:p text:style-name="P10"><text:span text:style-name="T4">Response time from Maintainers?</text:span></text:p>
          </draw:text-box>
        </draw:frame>
        <draw:frame draw:name="Google Shape;149;p20" presentation:style-name="pr9" draw:text-style-name="P14" draw:layer="layout" svg:width="10.427cm" svg:height="0.683cm" svg:x="12.864cm" svg:y="8.982cm" presentation:class="subtitle" presentation:placeholder="true" presentation:user-transformed="true">
          <draw:text-box/>
        </draw:frame>
        <draw:frame draw:name="Google Shape;150;p20" presentation:style-name="pr6" draw:text-style-name="P13" draw:layer="layout" svg:width="10.427cm" svg:height="0.683cm" svg:x="2.296cm" svg:y="9.888cm" presentation:class="subtitle" presentation:user-transformed="true">
          <draw:text-box>
            <text:p text:style-name="P10"><text:span text:style-name="T6">Debugging functionality of PCP</text:span></text:p>
          </draw:text-box>
        </draw:frame>
        <draw:frame draw:name="Google Shape;151;p20" presentation:style-name="pr7" draw:text-style-name="P12" draw:layer="layout" svg:width="10.427cm" svg:height="0.683cm" svg:x="2.296cm" svg:y="10.696cm" presentation:class="subtitle" presentation:user-transformed="true">
          <draw:text-box>
            <text:p text:style-name="P10"><text:span text:style-name="T5">Where would you look for documentation?</text:span></text:p>
          </draw:text-box>
        </draw:frame>
        <draw:frame draw:name="Google Shape;152;p20" presentation:style-name="pr6" draw:text-style-name="P11" draw:layer="layout" svg:width="10.427cm" svg:height="0.683cm" svg:x="12.864cm" svg:y="9.888cm" presentation:class="subtitle" presentation:user-transformed="true">
          <draw:text-box>
            <text:p text:style-name="P10"><text:span text:style-name="T4">Anything else you expect that we lack?</text:span></text:p>
          </draw:text-box>
        </draw:frame>
        <draw:frame draw:name="Google Shape;153;p20" presentation:style-name="pr7" draw:text-style-name="P12" draw:layer="layout" svg:width="10.427cm" svg:height="0.683cm" svg:x="12.864cm" svg:y="10.696cm" presentation:class="subtitle" presentation:user-transformed="true">
          <draw:text-box>
            <text:p text:style-name="P10"><text:span text:style-name="T5">Cut wood, carry water</text:span></text:p>
          </draw:text-box>
        </draw:frame>
        <draw:frame draw:name="Google Shape;154;p20" presentation:style-name="pr10" draw:text-style-name="P15" draw:layer="layout" svg:width="20.807cm" svg:height="0.912cm" svg:x="2.296cm" svg:y="2.583cm" presentation:class="subtitle" presentation:placeholder="true" presentation:user-transformed="true">
          <draw:text-box/>
        </draw:frame>
        <presentation:notes draw:style-name="dp2">
          <draw:page-thumbnail draw:name="Google Shape;133;g5082591a3c_1_318:notes" draw:style-name="gr1" draw:layer="layout" svg:width="16.932cm" svg:height="9.524cm" svg:x="1.059cm" svg:y="1.905cm" draw:page-number="2" presentation:class="page"/>
          <draw:frame draw:name="Google Shape;134;g5082591a3c_1_31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2.696cm" svg:y="4.761cm">
          <dc:creator>Christian Horn</dc:creator>
          <dc:date>2019-02-27T03:16:07.157000000</dc:date>
          <text:p>includes question "which network?".</text:p>
          <text:p>In case someone is reading this not only as Freenode but also IRCnet, quakenet, efnet. No need to go into that detail here, just as reminder to bring up.</text:p>
        </officeooo:annotation>
        <officeooo:annotation svg:x="12.696cm" svg:y="4.761cm">
          <dc:creator>Nathan Scott</dc:creator>
          <dc:date>2019-02-27T03:16:07.157000000</dc:date>
          <text:p>FYI - more info here too: https://pcp.io/community.html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2F398939414435C8.png" xlink:type="simple" xlink:show="embed" xlink:actuate="onLoad"/>
    <draw:fill-image draw:name="msFillBitmap_20_2" draw:display-name="msFillBitmap 2" xlink:href="Pictures/10000000000009C40000057E2F398939414435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2-background" style:display-name="TITLE_2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shrink-to-fit" style:shrink-to-fit="true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top="0.1cm" fo:margin-bottom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top="0.1cm" fo:margin-bottom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top="0.1cm" fo:margin-bottom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top="0.1cm" fo:margin-bottom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top="0.1cm" fo:margin-bottom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2" style:display-name="TITLE_2" style:page-layout-name="PM1" draw:style-name="Mdp1">
      <draw:custom-shape draw:name="Google Shape;8;p1" draw:style-name="Mgr3" draw:text-style-name="MP6" draw:layer="backgroundobjects" svg:width="21.275cm" svg:height="1.092cm" svg:x="1.147cm" svg:y="13.15cm">
        <text:p text:style-name="MP5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1.818cm" svg:height="0.58cm" svg:x="23.132cm" svg:y="13.388cm">
        <draw:image xlink:href="Pictures/100002010000010400000053C893046A40DE38E3.png" xlink:type="simple" xlink:show="embed" xlink:actuate="onLoad">
          <text:p/>
        </draw:image>
      </draw:frame>
      <draw:frame draw:name="Google Shape;123;p18" presentation:style-name="TITLE_5f_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5;p18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9.798cm" svg:height="11.136cm" svg:x="0.6cm" svg:y="2.257cm" presentation:class="page"/>
        <draw:frame presentation:style-name="TITLE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8;p1" draw:style-name="Mgr3" draw:text-style-name="MP6" draw:layer="backgroundobjects" svg:width="21.275cm" svg:height="1.092cm" svg:x="1.147cm" svg:y="13.15cm">
        <text:p text:style-name="MP5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7" draw:layer="backgroundobjects" svg:width="1.818cm" svg:height="0.58cm" svg:x="23.132cm" svg:y="13.388cm">
        <draw:image xlink:href="Pictures/100002010000010400000053C893046A40DE38E3.png" xlink:type="simple" xlink:show="embed" xlink:actuate="onLoad">
          <text:p/>
        </draw:image>
      </draw:frame>
      <draw:frame draw:name="Google Shape;12;p2" presentation:style-name="Mpr4" draw:text-style-name="MP9" draw:layer="backgroundobjects" svg:width="1.001cm" svg:height="1.092cm" svg:x="0.287cm" svg:y="13.15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Google Shape;29;p2" presentation:style-name="TITLE-title" draw:layer="backgroundobjects" svg:width="20.807cm" svg:height="2.952cm" svg:x="2.296cm" svg:y="0cm" presentation:class="title" presentation:placeholder="true" presentation:user-transformed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Dev/6.0.5.2$Linux_X86_64 LibreOffice_project/</meta:generator>
  </office:meta>
</office:document-meta>
</file>